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e">
      <style:paragraph-properties fo:text-align="center" style:justify-single-word="false"/>
      <style:text-properties fo:font-size="14pt" style:font-size-asian="14pt" style:font-size-complex="14pt"/>
    </style:style>
    <style:style style:name="P2" style:family="paragraph" style:parent-style-name="Normale">
      <style:paragraph-properties fo:text-align="start" style:justify-single-word="false"/>
      <style:text-properties fo:font-size="14pt" style:font-size-asian="14pt" style:font-size-complex="14pt"/>
    </style:style>
    <style:style style:name="P3" style:family="paragraph" style:parent-style-name="Normale">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Normale" style:master-page-name="MP0">
      <style:paragraph-properties fo:text-align="center" style:justify-single-word="false" style:page-number="auto" fo:break-before="page"/>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HECA DI ANNUNCI</text:p>
      <text:p text:style-name="P1"/>
      <text:p text:style-name="P1">Giulia Sonsino (20036727) </text:p>
      <text:p text:style-name="P1">Simone Garau (20034352)</text:p>
      <text:p text:style-name="P1"/>
      <text:p text:style-name="P2"/>
      <text:p text:style-name="P2">Abbiamo svolto il progetto servendoci di queste classi:</text:p>
      <text:p text:style-name="P2"/>
      <text:p text:style-name="P3">ANNUNCIO:</text:p>
      <text:p text:style-name="P2">La classe annuncio contiene i campi nome, prezzo, parole_chiave, durata, acquistare, vendere, id_annuncio ,mailAutore e data. </text:p>
      <text:p text:style-name="P2">Nella classe sono presenti due costruttori, uno avente tutti i campi precedentemente elencati e uno senza la durata. Questo perchè è possibile non inserire la durata dell'annuncio ed essa viene automaticamente impostata di 30 giorni.</text:p>
      <text:p text:style-name="P2">Abbiamo implementato il metodo setData che serve a controllare la data inserita. Infatti nel momento in cui essa dovesse risultare successiva a quella attuale viene lanciata un' eccezione, in quanto è impossibile che un annuncio appena creato ( o comunque creato in passato) abbia come momento di creazione una data futura.</text:p>
      <text:p text:style-name="P2">Analogamente il metodo setDurata <text:s/>è stato implementato anch'esso per fare un controllo, in questo caso per verificare che la durata (espressa in giorni) di permanenza dell'annuncio non sia minore o uguale a zero.</text:p>
      <text:p text:style-name="P2">Nei costruttori, oltre ad essere richiamati i metodi setData e setDurata al fine di fare i controlli appena illustrati, viene anche richiamato il metodo ArrayListParole() il quale prende in input la stringa contentente le parole chiave separate da un separatore e la trasforma in un ArrayList di stringhe.</text:p>
      <text:p text:style-name="P2">Dopo aver implementato questa classe ci siamo soffermati sulla realizzazione della seguente:</text:p>
      <text:p text:style-name="P2"/>
      <text:p text:style-name="P3">BACHECA:</text:p>
      <text:p text:style-name="P2">la classe Bacheca contiene il campo bacheca, ovvero un ArrayList di Annuncio. In questa classe abbiamo implementato le varie azioni che possono avvenire all'interno di una bacheca. Tra queste troviamo in primo luogo il metodo inserisciAnnuncio, che permette di inserire un annuncio all'interno dell'ArrayList controllando però che il suo codice identificativo non sia già presente nella bacheca (dal momento che tale codice deve essere univoco) e che i valori dei campi acquistare e vendere non siano uguali.</text:p>
      <text:p text:style-name="P2">Il metodo ritornaArticoliConParoleUguali, che prende in input un annuncio, ritorna una lista degli articoli che hanno parole chiave che intersecano quelle dell'annuncio passato in input. </text:p>
      <text:p text:style-name="P2">Il metodo elimina_annuncio() prende come parametri l'identificativo dell'annuncio e la mail dell'utente che l'ha creato. Questo perchè solo chi ha creato un tale annuncio può decidere di eliminarlo.</text:p>
      <text:p text:style-name="P2">Nella bacheca esiste inoltre la possibilità di inserire/rimuovere una parola chiave. Per far ciò abbiamo implementato i metodi inserisciParolaChiave ed <text:soft-page-break/>eliminaParolaChiave. </text:p>
      <text:p text:style-name="P2">E' possibile inoltre cercare una o più parole chiave, grazie al metodo cercaParolaChiave che ritorna la lista di annunci contente le parole passate in input.</text:p>
      <text:p text:style-name="P2">Dal momento in cui gli annunci presentano la data in cui sono stati creati, abbiamo implementato il metodo EliminaArticoliScaduti che ha appunto il compito di iterare la biblioteca ed eliminare gli articoli scaduti.</text:p>
      <text:p text:style-name="P2">Infine due ulteriori funzioni sono la possibilità di leggere una bacheca da un file, grazie al metodo leggiBacheca, e di scriverla su un nuovo file, grazie a scriviBacheca. Per quanto riguarda la scrittura su un file abbiamo implementato il metodo scritturaAnnunci, il quale serve per scrivere il contenuto di tutti gli annunci di una bacheca con i parametri separati da virgole e nessun'altra informazione aggiuntiva. Ci è stato utile questo metodo in quanto ci ha permesso di far scrivere la bacheca su un file in un formato compatibile con la modalità di lettura che abbiamo implementato nel metodo leggiBacheca. </text:p>
      <text:p text:style-name="P2"/>
      <text:p text:style-name="P2">Dal momento in cui in una bacheca, composta da annunci, possono essere effettuate diverse operazioni da parte di utenti diversi, abbiamo deciso di creare due ulteriori classi per poter gestire al meglio la registrazione di ogni nuovo utente. </text:p>
      <text:p text:style-name="P2"/>
      <text:p text:style-name="P3">UTENTE:</text:p>
      <text:p text:style-name="P2">la classe Utente, molto breve, presenta il campo email, ovvero la mail che funge da identificativo per ogni utente. </text:p>
      <text:p text:style-name="P2">Presenta un costruttore nel quale viene richiamato il metodo setEmail. Questo serve a controllare che il formato dell'email sia valido, in caso contrario lancia un'eccezione. Per esempio il formato <text:a xlink:type="simple" xlink:href="mailto:utente1@prova.com" text:style-name="Internet_20_link" text:visited-style-name="Visited_20_Internet_20_Link">utente1@prova.com</text:a> è valido, a differenza di utente1prova nel quale manca sia la @ che il punto.</text:p>
      <text:p text:style-name="P2"/>
      <text:p text:style-name="P3">UTENTI:</text:p>
      <text:p text:style-name="P2">la classe Utenti è stata creata per gestire i vari utenti registrati in una bacheca. Infatti presenta il campo utenti, ovvero un ArrayList di Utente. In questa classe importante è il metodo inserisciUtente che serve appunto per inserire un nuovo utente nella lista di utenti, accertandosi prima che tale utente, caratterizzato un una email, non sia già stato inserito.</text:p>
      <text:p text:style-name="P2"/>
      <text:p text:style-name="P2">Ognuno di queste classi è dotata di una classe di test. Abbiamo infatti testato ogni metodo di ogni classe per accertarci che funzionasse correttamente.</text:p>
      <text:p text:style-name="P2">Inoltre le varie classi fanno uso di eccezioni per segnalare malfunzionamenti o inserimenti errati. Abbiamo infatti, all'interno dei test, verificato che venissero lanciate tali eccezioni correttamente.</text:p>
      <text:p text:style-name="P2">Infine abbiamo realizzato un'<text:span text:style-name="T1"> INTERFACCIA</text:span> utente che ci ha permesso di vedere funzionare il nostro progetto più concretamente e che infatti ci ha incuriosito molto realizzare. <text:s/>Abbiamo deciso di strutturarla in questo modo:</text:p>
      <text:p text:style-name="P2">inizialmente viene chiesto se si è già un utente registrato in una bacheca oppure se si necessita di registrarsi. Nella prima opzione viene quindi chiesto di inserire il nome <text:soft-page-break/>del file contenente la bacheca in cui già si è registrati e di inserire la propria email. Avviene quindi una verifica e in caso positivo ci si ritrova all'interno della bacheca.</text:p>
      <text:p text:style-name="P2">Invece con la seconda scelta è possibile registrarsi fornendo una email.</text:p>
      <text:p text:style-name="P2">A questo punto appare una lista di 10 azioni che possono essere effettuate dall'utente. Troviamo la possibilità di: visualizzare gli annunci presenti, di inserire o eliminare un annuncio, di cercare articoli per parole chiave, di eliminare gli annunci scaduti, di inserire una parola chiave in un proprio annuncio, di leggere o scrivere una bacheca su un file. Abbiamo anche inserito la possibilità di vedere quali sono gli altri utenti registrati e che hanno pubblicato nella bacheca, pensando che possa essere un'informazione utile per un ipotetico utente della bacheca. </text:p>
      <text:p text:style-name="P2">Ogni volta che si sceglie una di queste azioni, dopo averla completata fornendo le informazioni richieste, si viene sempre riportati di fronte all'elenco con le varie scelte. Si può continuare a fare le operazioni desiderate e nel momento in cui si è soddisfatti si può uscire. Infatti l'ultima delle varie azioni riportate nell'elenco è appunto “esci” e permette infatti di uscire dal programma. </text:p>
      <text:p text:style-name="P2">Per quanto riguarda l'inserimento di un nuovo annuncio abbiamo deciso che non è possibile inserire un annuncio avente codice identificativo già presente nella bacheca e abbiamo dato la possibilità di decidere se inserire o meno la durata. Nel caso di risposta negativa verrà quindi inserita automaticamente di 30 giorni. Infine la data di inserimenti deve essere quella odierna.</text:p>
      <text:p text:style-name="P2">Nel codice dell'interfaccia utente abbiamo utilizzato diverse volte il costrutto try/catch per verificare che nel codice fossero presenti eccezioni e nel caso gestirle. <text:s/></text:p>
      <text:p text:style-name="P2">Abbiamo creato un file di prova “file1.txt” per verificare che leggesse correttamente da file e anche per accertarci che l'eliminazione degli annunci scaduti funzionasse correttamente. Nel file abbiamo infatti inserito anche annunci con date di creazione vecchie e che quindi risultassero scadu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e" style:family="paragraph">
      <style:paragraph-properties fo:hyphenation-ladder-count="no-limit"/>
      <style:text-properties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lia Sonsino</meta:initial-creator>
    <meta:creation-date>2022-06-13T17:35:34.32</meta:creation-date>
    <dc:date>2022-06-16T22:50:39.02</dc:date>
    <dc:creator>Giulia Sonsino</dc:creator>
    <meta:editing-duration>PT14H42M18S</meta:editing-duration>
    <meta:editing-cycles>6</meta:editing-cycles>
    <meta:generator>OpenOffice/4.1.7$Win32 OpenOffice.org_project/417m1$Build-9800</meta:generator>
    <meta:document-statistic meta:table-count="0" meta:image-count="0" meta:object-count="0" meta:page-count="3" meta:paragraph-count="35" meta:word-count="1113" meta:character-count="7333"/>
  </office:meta>
</office:document-meta>
</file>